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6773" officeooo:paragraph-rsid="00076773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76773" officeooo:paragraph-rsid="00076773"/>
    </style:style>
    <style:style style:name="P3" style:family="paragraph" style:parent-style-name="Standard">
      <style:text-properties fo:font-size="14pt" officeooo:rsid="00076773" officeooo:paragraph-rsid="00076773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aGO Dock V1.1</text:p>
      <text:p text:style-name="P2"/>
      <text:p text:style-name="P2">- Firmware läuft nur wenn einige anpassungen vorgenommen werden</text:p>
      <text:p text:style-name="P2"/>
      <text:p text:style-name="P2">- data → ::data</text:p>
      <text:p text:style-name="P2"/>
      <text:p text:style-name="P2">- einige funktionen brauchen ein return 0 am ende</text:p>
      <text:p text:style-name="P2"/>
      <text:p text:style-name="P2">- es muss die ArduinoJson.h version 5.xx verwendet werden!</text:p>
      <text:p text:style-name="P2"/>
      <text:p text:style-name="P2">- Geht nur ohne AppKey etc wenn Gatewaynode = 0 und StrictCH = 0 !</text:p>
      <text:p text:style-name="P2"/>
      <text:p text:style-name="P2"/>
      <text:p text:style-name="P3"/>
      <text:p text:style-name="P1">Heltec WiFi LoRa 32 V3.2</text:p>
      <text:p text:style-name="P2"/>
      <text:p text:style-name="P2">- Einige probleme bei verwendung von heltec_unofficial.h → gelöst!</text:p>
      <text:p text:style-name="P2"/>
      <text:p text:style-name="P2">- Daten werden roh gesendet als base64 string, müssen verarbeitet werden.</text:p>
      <text:p text:style-name="P2"/>
      <text:p text:style-name="P1">HX711</text:p>
      <text:p text:style-name="P2"/>
      <text:p text:style-name="P2">bei 3 kabeln pro Zelle und identischer ausrichtung (oben/unten) einfach all äußeren Kabelder benachbarten zellen verbinden und die diagonal gegenüberliegenden zellen mit den übrigen (mittleren) kabeln an A+/A- und E+/E-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19:37:53.059067700</meta:creation-date>
    <dc:date>2025-05-23T19:44:56.312257200</dc:date>
    <meta:editing-duration>PT7M4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1" meta:word-count="105" meta:character-count="654" meta:non-whitespace-character-count="560"/>
  </office:meta>
</office:document-meta>
</file>